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3" style:family="paragraph" style:parent-style-name="Standard">
      <style:text-properties officeooo:rsid="000419d8" officeooo:paragraph-rsid="0002b964"/>
    </style:style>
    <style:style style:name="P4" style:family="paragraph" style:parent-style-name="Standard">
      <style:text-properties officeooo:rsid="000419d8" officeooo:paragraph-rsid="000419d8"/>
    </style:style>
    <style:style style:name="P5" style:family="paragraph" style:parent-style-name="Standard">
      <style:text-properties officeooo:rsid="0002b964" officeooo:paragraph-rsid="0002b964"/>
    </style:style>
    <style:style style:name="P6" style:family="paragraph" style:parent-style-name="Standard">
      <style:text-properties officeooo:rsid="00065ca6" officeooo:paragraph-rsid="00065ca6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ing pihpsdr (not on a Raspberry Pi or Odroid)</text:p>
      <text:p text:style-name="P1"/>
      <text:p text:style-name="P1">Either open a terminal window or ssh into the computer.</text:p>
      <text:p text:style-name="P1"/>
      <text:p text:style-name="P3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1"/>
      <text:p text:style-name="P4">If you do not have git already installed then enter the following command:</text:p>
      <text:p text:style-name="P4"/>
      <text:p text:style-name="P4"><text:s text:c="4"/>sudo apt-get install git</text:p>
      <text:p text:style-name="P4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4">If you get an error with saying “server certificate verification failed” you need to install the CA Certificates using the following command and then repeat the above commands:</text:p>
      <text:p text:style-name="P4"/>
      <text:p text:style-name="P4"><text:s text:c="4"/>sudo apt-get install ca-certificates</text:p>
      <text:p text:style-name="P4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">Now cd into the pihpsdr.src directory</text:p>
      <text:p text:style-name="P1">run the following 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><text:soft-page-break/></text:p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6">The Makefile now contains the build options to include FreeDV as a built in mode and also some initial support of the LimeSDR.</text:p>
      <text:p text:style-name="P6"/>
      <text:p text:style-name="P6">To build piHPSDR with the FreeDV option you will have to download, build and install the codec2 library and headers.</text:p>
      <text:p text:style-name="P6"/>
      <text:p text:style-name="P6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6"><text:s/></text:p>
      <text:p text:style-name="P6">To include FreeDV in the piHPSDR build uncomment the line in the Makefile:</text:p>
      <text:p text:style-name="P6"/>
      <text:p text:style-name="P7">#required for FREEDV (uncomment lines below)</text:p>
      <text:p text:style-name="P7">#FREEDV_INCLUDE=FREEDV</text:p>
      <text:p text:style-name="P6"/>
      <text:p text:style-name="P6">Change to:</text:p>
      <text:p text:style-name="P6"/>
      <text:p text:style-name="P7">#required for FREEDV (uncomment lines below)</text:p>
      <text:p text:style-name="P7">FREEDV_INCLUDE=FREEDV</text:p>
      <text:p text:style-name="P7"/>
      <text:p text:style-name="P8">Then run the commands:</text:p>
      <text:p text:style-name="P7"/>
      <text:p text:style-name="P7">make clean</text:p>
      <text:p text:style-name="P7">make</text:p>
      <text:p text:style-name="P7">make install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6-11T15:06:19.076185323</dc:date>
    <meta:editing-duration>PT9M24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2" meta:paragraph-count="45" meta:word-count="329" meta:character-count="2148" meta:non-whitespace-character-count="1801"/>
  </office:meta>
</office:document-meta>
</file>